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7.687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5.973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1.31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8.096cm"/>
    </style:style>
    <style:style style:name="co32" style:family="table-column">
      <style:table-column-properties fo:break-before="auto" style:column-width="7.47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1.887cm"/>
    </style:style>
    <style:style style:name="co35" style:family="table-column">
      <style:table-column-properties fo:break-before="auto" style:column-width="3.03cm"/>
    </style:style>
    <style:style style:name="co36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5" office:value-type="string" calcext:value-type="string" table:number-columns-spanned="9" table:number-rows-spanned="1">
            <text:p>Weapons</text:p>
          </table:table-cell>
          <table:covered-table-cell table:number-columns-repeated="8"/>
        </table:table-row>
        <table:table-row table:style-name="ro3">
          <table:table-cell table:style-name="ce16" office:value-type="string" calcext:value-type="string">
            <text:p>Rareness</text:p>
          </table:table-cell>
          <table:table-cell table:number-columns-repeated="4"/>
          <table:table-cell table:style-name="ce20" office:value-type="string" calcext:value-type="string">
            <text:p>frontrail_dev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 table:number-columns-repeated="2"/>
          <table:table-cell office:value-type="string" calcext:value-type="string">
            <text:p>Allows mounting of devices</text:p>
          </table:table-cell>
          <table:table-cell office:value-type="string" calcext:value-type="string">
            <text:p>Has integral bipods</text:p>
          </table:table-cell>
          <table:table-cell office:value-type="string" calcext:value-type="string">
            <text:p>Has integral frontgrip</text:p>
          </table:table-cell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-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v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number-columns-repeated="3" table:style-name="ce18" office:value-type="string" calcext:value-type="string">
            <text:p>v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number-columns-repeated="3" table:style-name="ce18" office:value-type="string" calcext:value-type="string">
            <text:p>v</text:p>
          </table:table-cell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-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 table:style-name="ce16" office:value-type="string" calcext:value-type="string">
            <text:p>Other properties: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allows_muzzle_dev</text:p>
          </table:table-cell>
          <table:covered-table-cell/>
          <table:table-cell office:value-type="string" calcext:value-type="string">
            <text:p>allows mounting of flashiders and suppressors of any kind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has_side_rail</text:p>
          </table:table-cell>
          <table:covered-table-cell/>
          <table:table-cell office:value-type="string" calcext:value-type="string">
            <text:p>has RIS rail for flashlights and/or pointers (Russian non-RIS slot does not count — there are only 2 devices for that mount).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has_int_toprail</text:p>
          </table:table-cell>
          <table:covered-table-cell/>
          <table:table-cell office:value-type="string" calcext:value-type="string">
            <text:p>weapon benefits from integrated toprail which minimizes sight offset, makes shooter less exposed and weapon less cumbersome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alanced</text:p>
          </table:table-cell>
          <table:covered-table-cell/>
          <table:table-cell office:value-type="string" calcext:value-type="string">
            <text:p>weapon’s automatics counter-balances the recoil making it extremely comfortable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high_rof</text:p>
          </table:table-cell>
          <table:covered-table-cell/>
          <table:table-cell office:value-type="string" calcext:value-type="string">
            <text:p>800+ RPM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hi_cap_mag</text:p>
          </table:table-cell>
          <table:covered-table-cell/>
          <table:table-cell office:value-type="string" calcext:value-type="string">
            <text:p>weapon has outstanding ammunition capacity among its category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powerful_cartridge </text:p>
          </table:table-cell>
          <table:covered-table-cell/>
          <table:table-cell office:value-type="string" calcext:value-type="string">
            <text:p>cartridge weapon uses is more powerful among other weapons of the same category (i.e. 5.56 SMG, .308 carbine or .408 sniper rifle)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raw_score </text:p>
          </table:table-cell>
          <table:covered-table-cell/>
          <table:table-cell office:value-type="string" calcext:value-type="string">
            <text:p>used when weapon cannot be compared by using outlined properties or category is sparsely filled (i.e. AA, AT)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is_starting </text:p>
          </table:table-cell>
          <table:covered-table-cell/>
          <table:table-cell office:value-type="string" calcext:value-type="string">
            <text:p>this weapon will be automatically unlocked at the start of the mission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7"/>
        </table:table-row>
        <table:table-row table:style-name="ro6">
          <table:table-cell table:style-name="ce15" office:value-type="string" calcext:value-type="string" table:number-columns-spanned="9" table:number-rows-spanned="1">
            <text:p>Vests</text:p>
          </table:table-cell>
          <table:covered-table-cell table:number-columns-repeated="4"/>
          <table:covered-table-cell table:style-name="ce17"/>
          <table:covered-table-cell table:number-columns-repeated="3" table:style-name="ce10"/>
        </table:table-row>
        <table:table-row table:style-name="ro3">
          <table:table-cell table:style-name="ce16" office:value-type="string" calcext:value-type="string">
            <text:p>Capacity</text:p>
          </table:table-cell>
          <table:table-cell table:number-columns-repeated="4"/>
          <table:table-cell table:style-name="ce17"/>
          <table:table-cell table:style-name="ce10" table:number-columns-repeated="2"/>
          <table:table-cell table:style-name="ce18"/>
        </table:table-row>
        <table:table-row table:style-name="ro4">
          <table:table-cell table:style-name="ce6" office:value-type="string" calcext:value-type="string" table:number-columns-spanned="5" table:number-rows-spanned="1">
            <text:p>measured by filling emptied vest with RHS bakelite AK74 30Rnd mags</text:p>
          </table:table-cell>
          <table:covered-table-cell table:number-columns-repeated="4"/>
          <table:table-cell table:style-name="ce17"/>
          <table:table-cell table:style-name="ce10"/>
          <table:table-cell table:style-name="ce18"/>
          <table:table-cell table:style-name="ce10"/>
        </table:table-row>
        <table:table-row table:style-name="ro3">
          <table:table-cell table:style-name="ce16" office:value-type="string" calcext:value-type="string">
            <text:p>Weight</text:p>
          </table:table-cell>
          <table:table-cell table:number-columns-repeated="4"/>
          <table:table-cell table:style-name="ce17"/>
          <table:table-cell table:style-name="ce10"/>
          <table:table-cell table:style-name="ce18" table:number-columns-repeated="2"/>
        </table:table-row>
        <table:table-row table:style-name="ro4">
          <table:table-cell table:style-name="ce8" office:value-type="string" calcext:value-type="string" table:number-columns-spanned="3" table:number-rows-spanned="1">
            <text:p>weight in kg from game arsenal data</text:p>
          </table:table-cell>
          <table:covered-table-cell table:number-columns-repeated="2"/>
          <table:table-cell table:number-columns-repeated="2"/>
          <table:table-cell table:style-name="ce17"/>
          <table:table-cell table:style-name="ce18"/>
          <table:table-cell table:style-name="ce10" table:number-columns-repeated="2"/>
        </table:table-row>
        <table:table-row table:style-name="ro4">
          <table:table-cell table:style-name="ce17" office:value-type="string" calcext:value-type="string">
            <text:p>Other properties are filled by roughly estimating values of corresponding bars in ACE arsenal interface</text:p>
          </table:table-cell>
          <table:table-cell table:number-columns-repeated="4"/>
          <table:table-cell table:style-name="ce17"/>
          <table:table-cell table:style-name="ce18"/>
          <table:table-cell table:style-name="ce10"/>
          <table:table-cell table:style-name="ce18"/>
        </table:table-row>
        <table:table-row table:style-name="ro4">
          <table:table-cell table:number-columns-repeated="5"/>
          <table:table-cell table:style-name="ce17"/>
          <table:table-cell table:style-name="ce18" table:number-columns-repeated="2"/>
          <table:table-cell table:style-name="ce10"/>
        </table:table-row>
        <table:table-row table:style-name="ro7">
          <table:table-cell table:style-name="ce15" office:value-type="string" calcext:value-type="string" table:number-columns-spanned="9" table:number-rows-spanned="1">
            <text:p>Explosives</text:p>
          </table:table-cell>
          <table:covered-table-cell table:number-columns-repeated="4"/>
          <table:covered-table-cell table:style-name="ce17"/>
          <table:covered-table-cell table:number-columns-repeated="3" table:style-name="ce18"/>
        </table:table-row>
        <table:table-row table:style-name="ro8">
          <table:table-cell table:style-name="ce16" office:value-type="string" calcext:value-type="string">
            <text:p>Grenade types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GrenadeFrag</text:p>
          </table:table-cell>
          <table:covered-table-cell/>
          <table:table-cell office:value-type="string" calcext:value-type="string">
            <text:p>lethal and non-lethal ammunition that does KA-BOOM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GrenadeSmoke</text:p>
          </table:table-cell>
          <table:covered-table-cell/>
          <table:table-cell office:value-type="string" calcext:value-type="string">
            <text:p>self explanatory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GrenadeOther</text:p>
          </table:table-cell>
          <table:covered-table-cell/>
          <table:table-cell office:value-type="string" calcext:value-type="string">
            <text:p>illumination, CS and any other type of grenad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16" office:value-type="string" calcext:value-type="string">
            <text:p>Explosives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3" table:number-rows-spanned="1">
            <text:p>mines and other explosive ordn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7" office:value-type="string" calcext:value-type="string">
            <text:p>Usually that’s all that you need to edit since other categories are either common for all factions or self-explanatory</text:p>
          </table:table-cell>
          <table:table-cell table:number-columns-repeated="8"/>
        </table:table-row>
      </table:table>
      <table:table table:name="weapon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number-columns-repeated="43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camo</text:p>
          </table:table-cell>
          <table:table-cell table:style-name="ce17" office:value-type="string" calcext:value-type="string">
            <text:p>mag_type</text:p>
          </table:table-cell>
          <table:table-cell table:style-name="ce17" office:value-type="string" calcext:value-type="string">
            <text:p>optics_rail</text:p>
          </table:table-cell>
          <table:table-cell table:style-name="ce5" office:value-type="string" calcext:value-type="string">
            <text:p>rareness</text:p>
          </table:table-cell>
          <table:table-cell table:style-name="ce5" office:value-type="string" calcext:value-type="string">
            <text:p>allows_muzzle_dev</text:p>
          </table:table-cell>
          <table:table-cell table:style-name="ce5" office:value-type="string" calcext:value-type="string">
            <text:p>frontrail_devices</text:p>
          </table:table-cell>
          <table:table-cell table:style-name="ce5" office:value-type="string" calcext:value-type="string">
            <text:p>has_side_rail</text:p>
          </table:table-cell>
          <table:table-cell table:style-name="ce5" office:value-type="string" calcext:value-type="string">
            <text:p>has_int_toprail</text:p>
          </table:table-cell>
          <table:table-cell table:style-name="ce5" office:value-type="string" calcext:value-type="string">
            <text:p>balanced</text:p>
          </table:table-cell>
          <table:table-cell table:style-name="ce5" office:value-type="string" calcext:value-type="string">
            <text:p>high_rof</text:p>
          </table:table-cell>
          <table:table-cell table:style-name="ce5" office:value-type="string" calcext:value-type="string">
            <text:p>silenced</text:p>
          </table:table-cell>
          <table:table-cell table:style-name="ce5" office:value-type="string" calcext:value-type="string">
            <text:p>hi_cap_mag</text:p>
          </table:table-cell>
          <table:table-cell table:style-name="ce5" office:value-type="string" calcext:value-type="string">
            <text:p>powerful_cartridge</text:p>
          </table:table-cell>
          <table:table-cell table:style-name="ce5" office:value-type="string" calcext:value-type="string">
            <text:p>raw_score</text:p>
          </table:table-cell>
          <table:table-cell table:style-name="ce17" office:value-type="string" calcext:value-type="string">
            <text:p>is_starting</text:p>
          </table:table-cell>
          <table:table-cell table:style-name="ce17"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n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n_2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s74u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_3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n_2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n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103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103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m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1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7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8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7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8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9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ek971_mt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ek97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7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8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9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7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8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9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k1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hlc_rifle_ak12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mr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desert_npz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MN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OSW_VF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Sa58RIS2_gl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MN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m_zenitco01_b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k74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hlc_rifle_ak74m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zenitco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DM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Sa58RIS2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camo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OSW_VF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Sa58RIS2_gl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K10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CUP_arifle_OTS14_GROZA_762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CUP_arifle_OTS14_GROZA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_grip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S_VAL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K102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slr107u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falosw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hlc_rifle_osw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CQB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G36CV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g36c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G36C_VFG_camo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G36C_VFG_wd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bizo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Bizon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SR3M_Vikhr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OTS14_GROZA_76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OTS14_GROZ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hlc_smg_mp5a2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hlc_mp510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10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SR3M_Vikhr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blk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usf_weap_glock17g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Glock17_tan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y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44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istol_01_F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6p5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6P53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p2000_fold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P200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b_6p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usf_weap_m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M9A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lc_pistol_P226R_Combat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IG226</text:p>
          </table:table-cell>
          <table:table-cell office:value-type="string" calcext:value-type="string">
            <text:p>S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khk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Glock17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_B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camo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_FD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hlc_rifle_m14sopmo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vss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vss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t5000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T50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wd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tna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CUP_arifle_RPK74_45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CUP_arifle_RPK74M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rhs_weap_pk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top_rail_B50_vf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top_rail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ghex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O_Vorona_brown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O_Vorona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rhs_weap_rpg26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rhs_weap_rshg2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AA</text:p>
          </table:table-cell>
          <table:table-cell office:value-type="string" calcext:value-type="string">
            <text:p>rhs_weap_ig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104840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optic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2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mount</text:p>
          </table:table-cell>
          <table:table-cell table:style-name="ce17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pkas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1p78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rakurspm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1p87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gref_acc_rx01_nofilter_cam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rx01_nofilte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rx01_nofilter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acc_dh520x5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xps3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elc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compm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rm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black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leupoldmk4_2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leupoldmk4_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hlc_optic_atac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hlc_optic_docter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_wo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bl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cup_optic_leupold_vx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1p87_ris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1p87_ris_woodlan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 table:number-rows-repeated="4">
          <table:table-cell table:style-name="ce17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office:forms form:automatic-focus="false" form:apply-design-mode="false"/>
        <table:table-column table:style-name="co23" table:default-cell-style-name="Default"/>
        <table:table-column table:style-name="co26" table:default-cell-style-name="Default"/>
        <table:table-column table:style-name="co27" table:default-cell-style-name="ce2"/>
        <table:table-column table:style-name="co28" table:default-cell-style-name="ce2"/>
        <table:table-column table:style-name="co4" table:default-cell-style-name="ce2"/>
        <table:table-column table:style-name="co29" table:default-cell-style-name="ce2"/>
        <table:table-column table:style-name="co11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ballistic_protection</text:p>
          </table:table-cell>
          <table:table-cell table:style-name="ce5" office:value-type="string" calcext:value-type="string">
            <text:p>explosive_protection</text:p>
          </table:table-cell>
          <table:table-cell table:style-name="ce5" office:value-type="string" calcext:value-type="string">
            <text:p>capacity</text:p>
          </table:table-cell>
          <table:table-cell table:style-name="ce17" office:value-type="string" calcext:value-type="string">
            <text:p>camo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43</text:p>
          </table:table-cell>
          <table:table-cell office:value-type="string" calcext:value-type="string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ML_6sh92_vog_headset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ML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flora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_flora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6sh92_headset_spetsnaz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digi_6sh92_vog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digi_6sh92_Vog_Spetsnaz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od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_od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EMR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EMR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crewofficer</text:p>
          </table:table-cell>
          <table:table-cell office:value-type="string" calcext:value-type="string">
            <text:p>3.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6Sh92_TAN_DMPi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Medic_TAN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6Sh92_TAN_ACU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B_PASGT_desert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B_PASGT_OD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Black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Coyote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OD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Black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Coyote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OD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des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vz95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black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1_BeigeDigital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2_BeigeDigital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1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2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tsh4_bala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digi2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ml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vsr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ooniehat_digi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ooniehat_flora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eanie_gree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altyn_novisor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altyn_novisor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green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green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ml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ML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4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47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7_1m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7_1m_bala2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Booniehat_RAC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Beanie_ta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6B27M_ess_RAC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Altyn_Shield_Down_black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Altyn_Shield_Down_khaki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Balaclava_Ratnik_Headphone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6B47_goggles_de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6B47_v2_GogglesClosed_Beige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bala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riflem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office:forms form:automatic-focus="false" form:apply-design-mode="false"/>
        <table:table-column table:style-name="co30" table:default-cell-style-name="ce17"/>
        <table:table-column table:style-name="co3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des_patchles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df15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_alt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a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b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g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y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uniform_gorka_1_f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8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TKA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7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K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U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OL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ODKB_KSOR_VD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Summer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BeigeDigital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worn_MSV_rolled_up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3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Flora_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BeigeDigital_MS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Ghillie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ar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lsh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sard</text:p>
          </table:table-cell>
          <table:table-cell office:value-type="string" calcext:value-type="string">
            <text:p>nocamo</text:p>
          </table:table-cell>
        </table:table-row>
      </table:table>
      <table:table table:name="devices" table:style-name="ta1">
        <office:forms form:automatic-focus="false" form:apply-design-mode="false"/>
        <table:table-column table:style-name="co23" table:default-cell-style-name="Default"/>
        <table:table-column table:style-name="co32" table:default-cell-style-name="Default"/>
        <table:table-column table:style-name="co11" table:default-cell-style-name="ce2"/>
        <table:table-column table:style-name="co33" table:default-cell-style-name="ce13"/>
        <table:table-column table:style-name="co34" table:default-cell-style-name="ce13"/>
        <table:table-column table:style-name="co5" table:default-cell-style-name="ce13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amo</text:p>
          </table:table-cell>
          <table:table-cell table:style-name="ce12" office:value-type="string" calcext:value-type="string">
            <text:p>muzzle_dev_type</text:p>
          </table:table-cell>
          <table:table-cell table:style-name="ce12" office:value-type="string" calcext:value-type="string">
            <text:p>grip_type</text:p>
          </table:table-cell>
          <table:table-cell table:style-name="ce12" office:value-type="string" calcext:value-type="string">
            <text:p>light_type</text:p>
          </table:table-cell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nds_arsenal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f3p_762r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uu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2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4short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4screws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l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groza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sr3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f3p_556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usf_acc_rotex5_grey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usf_acc_rotex5_tan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556nato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b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b_arid_f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gref_sdn6_suppressor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300blk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agendasix10m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l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harris_bipod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1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hlc_bipod_utgshooters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mtp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sn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grip_rk6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kac_grip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rvg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rvg_de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3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3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ace_acc_pointer_red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ace_acc_pointer_green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black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od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black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tan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m952v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2dpzenit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perst1ik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perst3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office:forms form:automatic-focus="false" form:apply-design-mode="false"/>
        <table:table-column table:style-name="co35" table:default-cell-style-name="ce17"/>
        <table:table-column table:style-name="co3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21:50:47.83285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dc:date>2021-05-11T22:28:56.812026610</dc:date>
    <meta:editing-duration>PT15H16M14S</meta:editing-duration>
    <meta:editing-cycles>128</meta:editing-cycles>
    <meta:document-statistic meta:table-count="7" meta:cell-count="4358" meta:object-count="0"/>
  </office:meta>
</office:document-meta>
</file>